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f7b63" officeooo:paragraph-rsid="001f7b63"/>
    </style:style>
    <style:style style:name="P2" style:family="paragraph" style:parent-style-name="Text_20_body">
      <style:paragraph-properties fo:text-align="center" style:justify-single-word="false"/>
      <style:text-properties officeooo:paragraph-rsid="001f7b63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rsid="002151a0" officeooo:paragraph-rsid="002151a0"/>
    </style:style>
    <style:style style:name="P5" style:family="paragraph" style:parent-style-name="Heading_20_1">
      <style:paragraph-properties fo:text-align="center" style:justify-single-word="false"/>
      <style:text-properties officeooo:rsid="001f7b63" officeooo:paragraph-rsid="001f7b63"/>
    </style:style>
    <style:style style:name="P6" style:family="paragraph" style:parent-style-name="Title">
      <style:paragraph-properties fo:text-align="center" style:justify-single-word="false"/>
      <style:text-properties officeooo:rsid="001f7b63" officeooo:paragraph-rsid="001f7b63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rsid="002151a0" officeooo:paragraph-rsid="002151a0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6a3e3e" style:font-name="Monospace" fo:font-size="10pt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окументазия за проект по ПОЕЕ</text:p>
      <text:p text:style-name="P1"/>
      <text:h text:style-name="P5" text:outline-level="1">TEXT SUMMARIZATION</text:h>
      <text:p text:style-name="P2"/>
      <text:h text:style-name="P7" text:outline-level="3">Изготвил: Васил Тодоров</text:h>
      <text:p text:style-name="P3"/>
      <text:p text:style-name="P4">Цел на приложението: Правене на резюме от дадена статия в интернет</text:p>
      <text:p text:style-name="P4">Начин на употреба:</text:p>
      <text:p text:style-name="P4">приложението приема 3 входни параметъра, подадени като args:</text:p>
      <text:p text:style-name="P4">-p (Integer) : процент на компресия (примерно ако е 20 %, изходният текст ще съдържа 1/5 от броят на изречението на оригиналният текст)</text:p>
      <text:p text:style-name="P4">(по подразбиране 15%)</text:p>
      <text:p text:style-name="P4">-d (String) : име на файла, в който да бъде запазено (по подразбиране summary.txt)</text:p>
      <text:p text:style-name="P4">-a (String) : Url на статията. </text:p>
      <text:p text:style-name="P4"/>
      <text:p text:style-name="P4">Структура на проекта:</text:p>
      <text:p text:style-name="P4">в src/main/resources имаме файл със STOPWORDS кръстен Enstopwords.txt . По подобен начин може да се направи файл за всеки език, добавяйки префикс пред “stopwords” и приложението да започне да работи за даденият език (по подразбиране работи само за английски).</text:p>
      <text:p text:style-name="P4">Crawler:</text:p>
      <text:p text:style-name="P4">интерфейс, който уеб краулерите трябва да имплементират. Има само един метод:</text:p>
      <text:p text:style-name="P8"><text:span text:style-name="T1">String getArticle(String </text:span><text:span text:style-name="T2">url</text:span><text:span text:style-name="T1">) </text:span><text:span text:style-name="T3">throws</text:span><text:span text:style-name="T1"> IOException;</text:span></text:p>
      <text:p text:style-name="P8"><text:span text:style-name="T1"/></text:p>
      <text:p text:style-name="P4">по даден линк, връща текста на статията.</text:p>
      <text:p text:style-name="P4">Имаме имплементиран ReutersCralwer, който взима новини от ройтерс. Използвайки Jsoup библиотеката се взимат body-то на статията и се извлича само значимият текст. Имаме и CrawlerFactory, която по даден линк връща подходящ краулер. Имаме нужда от отделен краулер за всеки сайт, защото уеб страниците са с различна семантична структура. В случай на сайта на ройтерс е достатъчно да селектираме панела с id “article-text” и да вземем текста в него.</text:p>
      <text:p text:style-name="P8"><text:span text:style-name="T1">Element </text:span><text:span text:style-name="T2">text</text:span><text:span text:style-name="T1"> = </text:span><text:span text:style-name="T2">doc</text:span><text:span text:style-name="T1">.select(</text:span><text:span text:style-name="T4">"#article-text"</text:span><text:span text:style-name="T1">).first();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3:54:07.595079179</meta:creation-date>
    <dc:date>2017-02-20T00:07:46.537510109</dc:date>
    <meta:editing-duration>PT12M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16" meta:character-count="1434" meta:non-whitespace-character-count="1235"/>
  </office:meta>
</office:document-meta>
</file>